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489010810852051" calcext:value-type="float">
            <text:p>0.048901081085205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515437126159668" calcext:value-type="float">
            <text:p>0.0051543712615966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252032279968262" calcext:value-type="float">
            <text:p>0.0025203227996826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365328788757324" calcext:value-type="float">
            <text:p>0.0036532878875732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333786010742188" calcext:value-type="float">
            <text:p>0.00333786010742188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837779045104981" calcext:value-type="float">
            <text:p>0.0083777904510498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386929512023926" calcext:value-type="float">
            <text:p>0.0038692951202392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50206184387207" calcext:value-type="float">
            <text:p>0.005020618438720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114927291870117" calcext:value-type="float">
            <text:p>0.011492729187011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44450569152832" calcext:value-type="float">
            <text:p>0.0024445056915283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644922256469727" calcext:value-type="float">
            <text:p>0.00064492225646972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492191314697266" calcext:value-type="float">
            <text:p>0.0049219131469726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251531600952148" calcext:value-type="float">
            <text:p>0.0025153160095214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438380241394043" calcext:value-type="float">
            <text:p>0.0043838024139404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08735466003418" calcext:value-type="float">
            <text:p>0.0020873546600341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516128540039063" calcext:value-type="float">
            <text:p>0.0051612854003906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42271614074707" calcext:value-type="float">
            <text:p>0.004227161407470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812840461730957" calcext:value-type="float">
            <text:p>0.0081284046173095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645208358764648" calcext:value-type="float">
            <text:p>0.0064520835876464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25782585144043" calcext:value-type="float">
            <text:p>0.002578258514404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43353843688965" calcext:value-type="float">
            <text:p>0.0024335384368896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19328498840332" calcext:value-type="float">
            <text:p>0.0011932849884033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388813018798828" calcext:value-type="float">
            <text:p>0.0038881301879882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380945205688477" calcext:value-type="float">
            <text:p>0.0038094520568847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28390502929688" calcext:value-type="float">
            <text:p>0.0042839050292968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513720512390137" calcext:value-type="float">
            <text:p>0.0051372051239013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500130653381348" calcext:value-type="float">
            <text:p>0.005001306533813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788521766662598" calcext:value-type="float">
            <text:p>0.0078852176666259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33574104309082" calcext:value-type="float">
            <text:p>0.003357410430908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44173812866211" calcext:value-type="float">
            <text:p>0.0044417381286621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270223617553711" calcext:value-type="float">
            <text:p>0.0027022361755371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82669067382813" calcext:value-type="float">
            <text:p>0.0028266906738281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93183326721191" calcext:value-type="float">
            <text:p>0.0029318332672119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17907333374023" calcext:value-type="float">
            <text:p>0.00317907333374023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18829917907715" calcext:value-type="float">
            <text:p>0.00418829917907715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36980819702148" calcext:value-type="float">
            <text:p>0.0033698081970214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78401374816895" calcext:value-type="float">
            <text:p>0.0027840137481689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820064544677734" calcext:value-type="float">
            <text:p>0.0082006454467773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104427337646484" calcext:value-type="float">
            <text:p>0.0010442733764648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600481033325195" calcext:value-type="float">
            <text:p>0.0060048103332519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48408317565918" calcext:value-type="float">
            <text:p>0.0024840831756591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510191917419434" calcext:value-type="float">
            <text:p>0.0051019191741943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180745124816895" calcext:value-type="float">
            <text:p>0.0018074512481689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23517417907715" calcext:value-type="float">
            <text:p>0.0022351741790771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76303291320801" calcext:value-type="float">
            <text:p>0.0027630329132080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22499465942383" calcext:value-type="float">
            <text:p>0.0012249946594238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63435935974121" calcext:value-type="float">
            <text:p>0.0016343593597412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411438941955566" calcext:value-type="float">
            <text:p>0.0041143894195556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282049179077148" calcext:value-type="float">
            <text:p>0.0028204917907714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36527824401855" calcext:value-type="float">
            <text:p>0.0033652782440185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384712219238281" calcext:value-type="float">
            <text:p>0.0038471221923828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42061233520508" calcext:value-type="float">
            <text:p>0.00064206123352050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37202644348145" calcext:value-type="float">
            <text:p>0.0023720264434814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435733795166016" calcext:value-type="float">
            <text:p>0.0043573379516601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12717056274414" calcext:value-type="float">
            <text:p>0.0021271705627441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34782886505127" calcext:value-type="float">
            <text:p>0.003478288650512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204706192016602" calcext:value-type="float">
            <text:p>0.0020470619201660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747013092041016" calcext:value-type="float">
            <text:p>0.0074701309204101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526022911071777" calcext:value-type="float">
            <text:p>0.0052602291107177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435709953308106" calcext:value-type="float">
            <text:p>0.0043570995330810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593018531799316" calcext:value-type="float">
            <text:p>0.0059301853179931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446510314941406" calcext:value-type="float">
            <text:p>0.0044651031494140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27100944519043" calcext:value-type="float">
            <text:p>0.0012710094451904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440478324890137" calcext:value-type="float">
            <text:p>0.0044047832489013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489497184753418" calcext:value-type="float">
            <text:p>0.0048949718475341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06050682067871" calcext:value-type="float">
            <text:p>0.0040605068206787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532364845275879" calcext:value-type="float">
            <text:p>0.0053236484527587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99365615844727" calcext:value-type="float">
            <text:p>0.00199365615844727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308609008789063" calcext:value-type="float">
            <text:p>0.0030860900878906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408601760864258" calcext:value-type="float">
            <text:p>0.0040860176086425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560283660888672" calcext:value-type="float">
            <text:p>0.00056028366088867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52642822265625" calcext:value-type="float">
            <text:p>0.0005264282226562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59969425201416" calcext:value-type="float">
            <text:p>0.005996942520141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08012962341309" calcext:value-type="float">
            <text:p>0.0030801296234130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173735618591309" calcext:value-type="float">
            <text:p>0.0017373561859130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64589691162109" calcext:value-type="float">
            <text:p>0.0036458969116210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606584548950195" calcext:value-type="float">
            <text:p>0.0060658454895019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702381134033203" calcext:value-type="float">
            <text:p>0.0070238113403320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53558349609375" calcext:value-type="float">
            <text:p>0.005355834960937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311183929443359" calcext:value-type="float">
            <text:p>0.0031118392944335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77478790283203" calcext:value-type="float">
            <text:p>0.0017747879028320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100255012512207" calcext:value-type="float">
            <text:p>0.0010025501251220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490736961364746" calcext:value-type="float">
            <text:p>0.0049073696136474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284957885742188" calcext:value-type="float">
            <text:p>0.0028495788574218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465464591979981" calcext:value-type="float">
            <text:p>0.0046546459197998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287342071533203" calcext:value-type="float">
            <text:p>0.0028734207153320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64031982421875" calcext:value-type="float">
            <text:p>0.0016403198242187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353765487670898" calcext:value-type="float">
            <text:p>0.0035376548767089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43632984161377" calcext:value-type="float">
            <text:p>0.004363298416137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417709350585938" calcext:value-type="float">
            <text:p>0.004177093505859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74379348754883" calcext:value-type="float">
            <text:p>0.0017437934875488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96990776062012" calcext:value-type="float">
            <text:p>0.00396990776062012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09038162231445" calcext:value-type="float">
            <text:p>0.0030903816223144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549077987670898" calcext:value-type="float">
            <text:p>0.0054907798767089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711154937744141" calcext:value-type="float">
            <text:p>0.0071115493774414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3753662109375" calcext:value-type="float">
            <text:p>0.00375366210937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516653060913086" calcext:value-type="float">
            <text:p>0.0051665306091308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333404541015625" calcext:value-type="float">
            <text:p>0.0033340454101562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390124320983887" calcext:value-type="float">
            <text:p>0.0039012432098388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502419471740723" calcext:value-type="float">
            <text:p>0.0050241947174072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288605690002441" calcext:value-type="float">
            <text:p>0.0028860569000244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568485260009766" calcext:value-type="float">
            <text:p>0.0056848526000976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110375881195068" calcext:value-type="float">
            <text:p>0.011037588119506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556802749633789" calcext:value-type="float">
            <text:p>0.0055680274963378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343942642211914" calcext:value-type="float">
            <text:p>0.0034394264221191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935506820678711" calcext:value-type="float">
            <text:p>0.0093550682067871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1441707611084" calcext:value-type="float">
            <text:p>0.001144170761108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560617446899414" calcext:value-type="float">
            <text:p>0.0056061744689941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581145286560059" calcext:value-type="float">
            <text:p>0.0058114528656005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678205490112305" calcext:value-type="float">
            <text:p>0.0067820549011230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43718719482422" calcext:value-type="float">
            <text:p>0.0014371871948242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589156150817871" calcext:value-type="float">
            <text:p>0.0058915615081787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495028495788574" calcext:value-type="float">
            <text:p>0.0049502849578857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393509864807129" calcext:value-type="float">
            <text:p>0.0039350986480712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37178802490234" calcext:value-type="float">
            <text:p>0.00237178802490234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39973258972168" calcext:value-type="float">
            <text:p>0.003997325897216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450563430786133" calcext:value-type="float">
            <text:p>0.0045056343078613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09624862670898" calcext:value-type="float">
            <text:p>0.0010962486267089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685214996337891" calcext:value-type="float">
            <text:p>0.00068521499633789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433993339538574" calcext:value-type="float">
            <text:p>0.0043399333953857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667858123779297" calcext:value-type="float">
            <text:p>0.0066785812377929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742435455322266" calcext:value-type="float">
            <text:p>0.00742435455322266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212287902832031" calcext:value-type="float">
            <text:p>0.0021228790283203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.156892654499255" calcext:value-type="float">
            <text:p>0.156892654499255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0119876861572266" calcext:value-type="float">
            <text:p>0.011987686157226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975459923224372" calcext:value-type="float">
            <text:p>0.0975459923224372</text:p>
          </table:table-cell>
          <table:table-cell table:style-name="ce2" table:formula="of:=IF([.J25]=&quot;&quot;;&quot;&quot;;[.J25]/[.B25])" office:value-type="float" office:value="1.64366434007373" calcext:value-type="float">
            <text:p>1.64366434007373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870108604431152" calcext:value-type="float">
            <text:p>0.00870108604431152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313043594360352" calcext:value-type="float">
            <text:p>0.0031304359436035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533366203308106" calcext:value-type="float">
            <text:p>0.00533366203308106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724911689758301" calcext:value-type="float">
            <text:p>0.0072491168975830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596237182617188" calcext:value-type="float">
            <text:p>0.0059623718261718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436162948608398" calcext:value-type="float">
            <text:p>0.0043616294860839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703573226928711" calcext:value-type="float">
            <text:p>0.0070357322692871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57823657989502" calcext:value-type="float">
            <text:p>0.005782365798950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57985782623291" calcext:value-type="float">
            <text:p>0.005798578262329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365853309631348" calcext:value-type="float">
            <text:p>0.0036585330963134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.164470383851741" calcext:value-type="float">
            <text:p>0.164470383851741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0694561004638672" calcext:value-type="float">
            <text:p>0.0069456100463867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841569086682785" calcext:value-type="float">
            <text:p>0.0841569086682785</text:p>
          </table:table-cell>
          <table:table-cell table:style-name="ce2" table:formula="of:=IF([.J36]=&quot;&quot;;&quot;&quot;;[.J36]/[.B36])" office:value-type="float" office:value="1.0478554000563" calcext:value-type="float">
            <text:p>1.0478554000563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500392913818359" calcext:value-type="float">
            <text:p>0.0050039291381835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29599666595459" calcext:value-type="float">
            <text:p>0.002959966659545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720691680908203" calcext:value-type="float">
            <text:p>0.0072069168090820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396847724914551" calcext:value-type="float">
            <text:p>0.00396847724914551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806784629821777" calcext:value-type="float">
            <text:p>0.0080678462982177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421380996704102" calcext:value-type="float">
            <text:p>0.0042138099670410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374484062194824" calcext:value-type="float">
            <text:p>0.0037448406219482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369787216186523" calcext:value-type="float">
            <text:p>0.0036978721618652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28078460693359" calcext:value-type="float">
            <text:p>0.0012807846069335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528812408447266" calcext:value-type="float">
            <text:p>0.0052881240844726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747275352478027" calcext:value-type="float">
            <text:p>0.0074727535247802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142772197723389" calcext:value-type="float">
            <text:p>0.014277219772338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481104850769043" calcext:value-type="float">
            <text:p>0.0048110485076904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.19673605135123" calcext:value-type="float">
            <text:p>0.19673605135123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00867438316345215" calcext:value-type="float">
            <text:p>0.0086743831634521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105710737840402" calcext:value-type="float">
            <text:p>0.105710737840402</text:p>
          </table:table-cell>
          <table:table-cell table:style-name="ce2" table:formula="of:=IF([.J50]=&quot;&quot;;&quot;&quot;;[.J50]/[.B50])" office:value-type="float" office:value="1.16133341114863" calcext:value-type="float">
            <text:p>1.16133341114863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220584869384766" calcext:value-type="float">
            <text:p>0.00220584869384766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625085830688477" calcext:value-type="float">
            <text:p>0.0062508583068847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8609504699707" calcext:value-type="float">
            <text:p>0.003860950469970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14655494689941" calcext:value-type="float">
            <text:p>0.0011465549468994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464010238647461" calcext:value-type="float">
            <text:p>0.00464010238647461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739049911499023" calcext:value-type="float">
            <text:p>0.00739049911499023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516557693481445" calcext:value-type="float">
            <text:p>0.0051655769348144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466513633728027" calcext:value-type="float">
            <text:p>0.0046651363372802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618290901184082" calcext:value-type="float">
            <text:p>0.0061829090118408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32920455932617" calcext:value-type="float">
            <text:p>0.0043292045593261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01241874694824" calcext:value-type="float">
            <text:p>0.0030124187469482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.343509143641075" calcext:value-type="float">
            <text:p>0.343509143641075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163872241973877" calcext:value-type="float">
            <text:p>0.016387224197387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.256812893121695" calcext:value-type="float">
            <text:p>0.256812893121695</text:p>
          </table:table-cell>
          <table:table-cell table:style-name="ce2" table:formula="of:=IF([.J62]=&quot;&quot;;&quot;&quot;;[.J62]/[.B62])" office:value-type="float" office:value="2.96221453157637" calcext:value-type="float">
            <text:p>2.96221453157637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684523582458496" calcext:value-type="float">
            <text:p>0.0068452358245849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362944602966309" calcext:value-type="float">
            <text:p>0.0036294460296630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444602966308594" calcext:value-type="float">
            <text:p>0.0044460296630859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324106216430664" calcext:value-type="float">
            <text:p>0.00324106216430664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97579574584961" calcext:value-type="float">
            <text:p>0.0049757957458496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82938575744629" calcext:value-type="float">
            <text:p>0.0018293857574462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430369377136231" calcext:value-type="float">
            <text:p>0.0043036937713623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61378288269043" calcext:value-type="float">
            <text:p>0.0026137828826904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495361328125" calcext:value-type="float">
            <text:p>0.00149536132812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62565803527832" calcext:value-type="float">
            <text:p>0.006256580352783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377297401428223" calcext:value-type="float">
            <text:p>0.0037729740142822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350403785705566" calcext:value-type="float">
            <text:p>0.0035040378570556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25536727905273" calcext:value-type="float">
            <text:p>0.0032553672790527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53415107727051" calcext:value-type="float">
            <text:p>0.00253415107727051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467514991760254" calcext:value-type="float">
            <text:p>0.00467514991760254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900554656982422" calcext:value-type="float">
            <text:p>0.00900554656982422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701355934143066" calcext:value-type="float">
            <text:p>0.0070135593414306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992512702941895" calcext:value-type="float">
            <text:p>0.0099251270294189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280165672302246" calcext:value-type="float">
            <text:p>0.0028016567230224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.187335102864537" calcext:value-type="float">
            <text:p>0.187335102864537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0951933860778809" calcext:value-type="float">
            <text:p>0.00951933860778809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108372275780748" calcext:value-type="float">
            <text:p>0.108372275780748</text:p>
          </table:table-cell>
          <table:table-cell table:style-name="ce2" table:formula="of:=IF([.J82]=&quot;&quot;;&quot;&quot;;[.J82]/[.B82])" office:value-type="float" office:value="1.37244675479707" calcext:value-type="float">
            <text:p>1.37244675479707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33571434020996" calcext:value-type="float">
            <text:p>0.0033357143402099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179600715637207" calcext:value-type="float">
            <text:p>0.0017960071563720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22578239440918" calcext:value-type="float">
            <text:p>0.002257823944091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272631645202637" calcext:value-type="float">
            <text:p>0.0027263164520263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411295890808106" calcext:value-type="float">
            <text:p>0.0041129589080810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41901588439941" calcext:value-type="float">
            <text:p>0.0054190158843994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32496452331543" calcext:value-type="float">
            <text:p>0.003249645233154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360679626464844" calcext:value-type="float">
            <text:p>0.0036067962646484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53851509094238" calcext:value-type="float">
            <text:p>0.001538515090942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221109390258789" calcext:value-type="float">
            <text:p>0.00221109390258789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393748283386231" calcext:value-type="float">
            <text:p>0.0039374828338623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609540939331055" calcext:value-type="float">
            <text:p>0.0060954093933105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630927085876465" calcext:value-type="float">
            <text:p>0.0063092708587646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819587707519531" calcext:value-type="float">
            <text:p>0.0081958770751953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545620918273926" calcext:value-type="float">
            <text:p>0.0054562091827392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826454162597656" calcext:value-type="float">
            <text:p>0.0082645416259765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476193428039551" calcext:value-type="float">
            <text:p>0.00476193428039551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356602668762207" calcext:value-type="float">
            <text:p>0.0035660266876220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28309631347656" calcext:value-type="float">
            <text:p>0.0022830963134765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86238098144531" calcext:value-type="float">
            <text:p>0.0038623809814453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09613037109375" calcext:value-type="float">
            <text:p>0.009613037109375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55925750732422" calcext:value-type="float">
            <text:p>0.0015592575073242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630474090576172" calcext:value-type="float">
            <text:p>0.0063047409057617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109696388244629" calcext:value-type="float">
            <text:p>0.010969638824462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.122147001656835" calcext:value-type="float">
            <text:p>0.122147001656835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0265727043151855" calcext:value-type="float">
            <text:p>0.026572704315185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950941907963246" calcext:value-type="float">
            <text:p>0.0950941907963246</text:p>
          </table:table-cell>
          <table:table-cell table:style-name="ce2" table:formula="of:=IF([.J7]=&quot;&quot;;&quot;&quot;;[.J7]/[.B7])" office:value-type="float" office:value="3.51513161743709" calcext:value-type="float">
            <text:p>3.51513161743709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858211517333984" calcext:value-type="float">
            <text:p>0.0085821151733398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527215003967285" calcext:value-type="float">
            <text:p>0.0052721500396728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868701934814453" calcext:value-type="float">
            <text:p>0.0086870193481445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01208686828613" calcext:value-type="float">
            <text:p>0.010120868682861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51124000549316" calcext:value-type="float">
            <text:p>0.015112400054931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13098526000977" calcext:value-type="float">
            <text:p>0.0021309852600097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.10584373329363" calcext:value-type="float">
            <text:p>0.10584373329363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0166220664978027" calcext:value-type="float">
            <text:p>0.016622066497802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843138630142123" calcext:value-type="float">
            <text:p>0.0843138630142123</text:p>
          </table:table-cell>
          <table:table-cell table:style-name="ce2" table:formula="of:=IF([.J14]=&quot;&quot;;&quot;&quot;;[.J14]/[.B14])" office:value-type="float" office:value="3.91613427856155" calcext:value-type="float">
            <text:p>3.91613427856155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624418258666992" calcext:value-type="float">
            <text:p>0.0062441825866699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635600090026856" calcext:value-type="float">
            <text:p>0.0063560009002685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926947593688965" calcext:value-type="float">
            <text:p>0.00926947593688965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222086906433105" calcext:value-type="float">
            <text:p>0.0022208690643310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107517242431641" calcext:value-type="float">
            <text:p>0.0107517242431641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768876075744629" calcext:value-type="float">
            <text:p>0.0076887607574462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416707992553711" calcext:value-type="float">
            <text:p>0.00416707992553711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540804862976074" calcext:value-type="float">
            <text:p>0.0054080486297607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682735443115234" calcext:value-type="float">
            <text:p>0.0068273544311523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135738849639893" calcext:value-type="float">
            <text:p>0.013573884963989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102517604827881" calcext:value-type="float">
            <text:p>0.010251760482788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22735595703125" calcext:value-type="float">
            <text:p>0.002273559570312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297307968139648" calcext:value-type="float">
            <text:p>0.0029730796813964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23016738891602" calcext:value-type="float">
            <text:p>0.00223016738891602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0957369804382324" calcext:value-type="float">
            <text:p>0.0095736980438232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622963905334473" calcext:value-type="float">
            <text:p>0.0062296390533447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545358657836914" calcext:value-type="float">
            <text:p>0.0054535865783691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.1280957298811" calcext:value-type="float">
            <text:p>0.1280957298811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0110700130462646" calcext:value-type="float">
            <text:p>0.011070013046264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896576958023387" calcext:value-type="float">
            <text:p>0.0896576958023387</text:p>
          </table:table-cell>
          <table:table-cell table:style-name="ce2" table:formula="of:=IF([.J32]=&quot;&quot;;&quot;&quot;;[.J32]/[.B32])" office:value-type="float" office:value="2.3325255297559" calcext:value-type="float">
            <text:p>2.3325255297559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700569152832031" calcext:value-type="float">
            <text:p>0.0070056915283203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750899314880371" calcext:value-type="float">
            <text:p>0.0075089931488037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57365894317627" calcext:value-type="float">
            <text:p>0.005736589431762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301814079284668" calcext:value-type="float">
            <text:p>0.0030181407928466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413751602172852" calcext:value-type="float">
            <text:p>0.0041375160217285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615096092224121" calcext:value-type="float">
            <text:p>0.00615096092224121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547432899475098" calcext:value-type="float">
            <text:p>0.00547432899475098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.162441581757522" calcext:value-type="float">
            <text:p>0.162441581757522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0282866954803467" calcext:value-type="float">
            <text:p>0.028286695480346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.120793144528397" calcext:value-type="float">
            <text:p>0.120793144528397</text:p>
          </table:table-cell>
          <table:table-cell table:style-name="ce2" table:formula="of:=IF([.J40]=&quot;&quot;;&quot;&quot;;[.J40]/[.B40])" office:value-type="float" office:value="2.90030437069859" calcext:value-type="float">
            <text:p>2.90030437069859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635504722595215" calcext:value-type="float">
            <text:p>0.0063550472259521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0782227516174316" calcext:value-type="float">
            <text:p>0.0078222751617431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403046607971191" calcext:value-type="float">
            <text:p>0.00403046607971191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775027275085449" calcext:value-type="float">
            <text:p>0.0077502727508544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722670555114746" calcext:value-type="float">
            <text:p>0.0072267055511474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520181655883789" calcext:value-type="float">
            <text:p>0.0052018165588378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70648193359375" calcext:value-type="float">
            <text:p>0.007064819335937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64470481872559" calcext:value-type="float">
            <text:p>0.0036447048187255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44710636138916" calcext:value-type="float">
            <text:p>0.004471063613891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800514221191406" calcext:value-type="float">
            <text:p>0.0080051422119140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581574440002441" calcext:value-type="float">
            <text:p>0.0058157444000244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401520729064941" calcext:value-type="float">
            <text:p>0.0040152072906494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.153198114831038" calcext:value-type="float">
            <text:p>0.153198114831038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0205693244934082" calcext:value-type="float">
            <text:p>0.0205693244934082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132370117043299" calcext:value-type="float">
            <text:p>0.132370117043299</text:p>
          </table:table-cell>
          <table:table-cell table:style-name="ce2" table:formula="of:=IF([.J53]=&quot;&quot;;&quot;&quot;;[.J53]/[.B53])" office:value-type="float" office:value="6.3553932736264" calcext:value-type="float">
            <text:p>6.3553932736264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796008110046387" calcext:value-type="float">
            <text:p>0.0079600811004638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553393363952637" calcext:value-type="float">
            <text:p>0.0055339336395263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.177050808752209" calcext:value-type="float">
            <text:p>0.177050808752209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0138719081878662" calcext:value-type="float">
            <text:p>0.013871908187866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.105543755272986" calcext:value-type="float">
            <text:p>0.105543755272986</text:p>
          </table:table-cell>
          <table:table-cell table:style-name="ce2" table:formula="of:=IF([.J56]=&quot;&quot;;&quot;&quot;;[.J56]/[.B56])" office:value-type="float" office:value="1.4759908308018" calcext:value-type="float">
            <text:p>1.4759908308018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711996467477203" calcext:value-type="float">
            <text:p>0.0711996467477203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00966620445251465" calcext:value-type="float">
            <text:p>0.0096662044525146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424736822533097" calcext:value-type="float">
            <text:p>0.0424736822533097</text:p>
          </table:table-cell>
          <table:table-cell table:style-name="ce2" table:formula="of:=IF([.J57]=&quot;&quot;;&quot;&quot;;[.J57]/[.B57])" office:value-type="float" office:value="1.47858158989141" calcext:value-type="float">
            <text:p>1.47858158989141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350022315979004" calcext:value-type="float">
            <text:p>0.0035002231597900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.123034804123632" calcext:value-type="float">
            <text:p>0.123034804123632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00939059257507324" calcext:value-type="float">
            <text:p>0.0093905925750732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0.0513983875003726" calcext:value-type="float">
            <text:p>0.0513983875003726</text:p>
          </table:table-cell>
          <table:table-cell table:style-name="ce2" table:formula="of:=IF([.J59]=&quot;&quot;;&quot;&quot;;[.J59]/[.B59])" office:value-type="float" office:value="0.717489650140931" calcext:value-type="float">
            <text:p>0.717489650140931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507378578186035" calcext:value-type="float">
            <text:p>0.00507378578186035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611519813537598" calcext:value-type="float">
            <text:p>0.0061151981353759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30019187927246" calcext:value-type="float">
            <text:p>0.013001918792724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452423095703125" calcext:value-type="float">
            <text:p>0.0045242309570312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53706169128418" calcext:value-type="float">
            <text:p>0.005370616912841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302863121032715" calcext:value-type="float">
            <text:p>0.0030286312103271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.103934686255476" calcext:value-type="float">
            <text:p>0.103934686255476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02056884765625" calcext:value-type="float">
            <text:p>0.0205688476562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0.0619718169229899" calcext:value-type="float">
            <text:p>0.0619718169229899</text:p>
          </table:table-cell>
          <table:table-cell table:style-name="ce2" table:formula="of:=IF([.J66]=&quot;&quot;;&quot;&quot;;[.J66]/[.B66])" office:value-type="float" office:value="1.47682505769484" calcext:value-type="float">
            <text:p>1.47682505769484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41518020629883" calcext:value-type="float">
            <text:p>0.00241518020629883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816535949707031" calcext:value-type="float">
            <text:p>0.0081653594970703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22930717468262" calcext:value-type="float">
            <text:p>0.0042293071746826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825047492980957" calcext:value-type="float">
            <text:p>0.0082504749298095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14870071411133" calcext:value-type="float">
            <text:p>0.0011487007141113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428295135498047" calcext:value-type="float">
            <text:p>0.0042829513549804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13081932067871" calcext:value-type="float">
            <text:p>0.00113081932067871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40683555603027" calcext:value-type="float">
            <text:p>0.0024068355560302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24781036376953" calcext:value-type="float">
            <text:p>0.0022478103637695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.128929155457305" calcext:value-type="float">
            <text:p>0.128929155457305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0123329162597656" calcext:value-type="float">
            <text:p>0.012332916259765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882221572423125" calcext:value-type="float">
            <text:p>0.0882221572423125</text:p>
          </table:table-cell>
          <table:table-cell table:style-name="ce2" table:formula="of:=IF([.J76]=&quot;&quot;;&quot;&quot;;[.J76]/[.B76])" office:value-type="float" office:value="2.16724792077203" calcext:value-type="float">
            <text:p>2.16724792077203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646758079528809" calcext:value-type="float">
            <text:p>0.0064675807952880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449132919311523" calcext:value-type="float">
            <text:p>0.0044913291931152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75228214263916" calcext:value-type="float">
            <text:p>0.007522821426391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02331352233887" calcext:value-type="float">
            <text:p>0.0040233135223388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.108075846077912" calcext:value-type="float">
            <text:p>0.108075846077912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00858545303344727" calcext:value-type="float">
            <text:p>0.0085854530334472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.0716009151128523" calcext:value-type="float">
            <text:p>0.0716009151128523</text:p>
          </table:table-cell>
          <table:table-cell table:style-name="ce2" table:formula="of:=IF([.J81]=&quot;&quot;;&quot;&quot;;[.J81]/[.B81])" office:value-type="float" office:value="1.9630171522858" calcext:value-type="float">
            <text:p>1.9630171522858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636720657348633" calcext:value-type="float">
            <text:p>0.0063672065734863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465822219848633" calcext:value-type="float">
            <text:p>0.0046582221984863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115612204096087" calcext:value-type="float">
            <text:p>0.11561220409608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0109059810638428" calcext:value-type="float">
            <text:p>0.0109059810638428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779248095570112" calcext:value-type="float">
            <text:p>0.0779248095570112</text:p>
          </table:table-cell>
          <table:table-cell table:style-name="ce2" table:formula="of:=IF([.J84]=&quot;&quot;;&quot;&quot;;[.J84]/[.B84])" office:value-type="float" office:value="2.06766242426802" calcext:value-type="float">
            <text:p>2.06766242426802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431275367736816" calcext:value-type="float">
            <text:p>0.0043127536773681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736427307128906" calcext:value-type="float">
            <text:p>0.0073642730712890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0965762138366699" calcext:value-type="float">
            <text:p>0.00965762138366699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0878429412841797" calcext:value-type="float">
            <text:p>0.0087842941284179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45134735107422" calcext:value-type="float">
            <text:p>0.0034513473510742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536298751831055" calcext:value-type="float">
            <text:p>0.0053629875183105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753474235534668" calcext:value-type="float">
            <text:p>0.0075347423553466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.140394270935244" calcext:value-type="float">
            <text:p>0.140394270935244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171494483947754" calcext:value-type="float">
            <text:p>0.017149448394775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.0932513460696886" calcext:value-type="float">
            <text:p>0.0932513460696886</text:p>
          </table:table-cell>
          <table:table-cell table:style-name="ce2" table:formula="of:=IF([.J92]=&quot;&quot;;&quot;&quot;;[.J92]/[.B92])" office:value-type="float" office:value="1.978056014463" calcext:value-type="float">
            <text:p>1.978056014463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11007690429688" calcext:value-type="float">
            <text:p>0.00111007690429688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770998001098633" calcext:value-type="float">
            <text:p>0.0077099800109863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781989097595215" calcext:value-type="float">
            <text:p>0.0078198909759521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471043586730957" calcext:value-type="float">
            <text:p>0.0047104358673095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337743759155273" calcext:value-type="float">
            <text:p>0.0033774375915527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365114212036133" calcext:value-type="float">
            <text:p>0.0036511421203613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875711441040039" calcext:value-type="float">
            <text:p>0.0087571144104003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07791137695313" calcext:value-type="float">
            <text:p>0.0040779113769531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544476509094238" calcext:value-type="float">
            <text:p>0.0054447650909423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85737609863281" calcext:value-type="float">
            <text:p>0.018573760986328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34623050689697" calcext:value-type="float">
            <text:p>0.013462305068969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511527061462402" calcext:value-type="float">
            <text:p>0.0051152706146240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568032264709473" calcext:value-type="float">
            <text:p>0.0056803226470947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458288192749023" calcext:value-type="float">
            <text:p>0.0045828819274902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75993347167969" calcext:value-type="float">
            <text:p>0.0027599334716796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109627246856689" calcext:value-type="float">
            <text:p>0.010962724685668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0885200500488281" calcext:value-type="float">
            <text:p>0.0088520050048828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1.01976257322001" calcext:value-type="float">
            <text:p>1.01976257322001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0660510063171387" calcext:value-type="float">
            <text:p>0.066051006317138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996214168038906" calcext:value-type="float">
            <text:p>0.996214168038906</text:p>
          </table:table-cell>
          <table:table-cell table:style-name="ce2" table:formula="of:=IF([.J10]=&quot;&quot;;&quot;&quot;;[.J10]/[.B10])" office:value-type="float" office:value="42.304952729378" calcext:value-type="float">
            <text:p>42.304952729378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63223743438721" calcext:value-type="float">
            <text:p>0.016322374343872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215551853179932" calcext:value-type="float">
            <text:p>0.021555185317993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716829299926758" calcext:value-type="float">
            <text:p>0.00716829299926758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5336275100708" calcext:value-type="float">
            <text:p>0.01533627510070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388908386230469" calcext:value-type="float">
            <text:p>0.0038890838623046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32696628570557" calcext:value-type="float">
            <text:p>0.013269662857055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519776344299316" calcext:value-type="float">
            <text:p>0.00519776344299316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70605087280273" calcext:value-type="float">
            <text:p>0.027060508728027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60398483276367" calcext:value-type="float">
            <text:p>0.016039848327636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92532539367676" calcext:value-type="float">
            <text:p>0.019253253936767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107066631317139" calcext:value-type="float">
            <text:p>0.0107066631317139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356650352478027" calcext:value-type="float">
            <text:p>0.0035665035247802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552916526794434" calcext:value-type="float">
            <text:p>0.0055291652679443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61113739013672" calcext:value-type="float">
            <text:p>0.016111373901367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95512771606445" calcext:value-type="float">
            <text:p>0.019551277160644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438809394836426" calcext:value-type="float">
            <text:p>0.0043880939483642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2624979019165" calcext:value-type="float">
            <text:p>0.01262497901916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33626365661621" calcext:value-type="float">
            <text:p>0.0023362636566162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13828182220459" calcext:value-type="float">
            <text:p>0.0113828182220459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145688056945801" calcext:value-type="float">
            <text:p>0.014568805694580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0895938873291" calcext:value-type="float">
            <text:p>0.004089593887329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0851893424987793" calcext:value-type="float">
            <text:p>0.0085189342498779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365328788757324" calcext:value-type="float">
            <text:p>0.0036532878875732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438404083251953" calcext:value-type="float">
            <text:p>0.0043840408325195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71964168548584" calcext:value-type="float">
            <text:p>0.0171964168548584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26099681854248" calcext:value-type="float">
            <text:p>0.002609968185424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589871406555176" calcext:value-type="float">
            <text:p>0.0058987140655517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01747512817383" calcext:value-type="float">
            <text:p>0.010174751281738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823163986206055" calcext:value-type="float">
            <text:p>0.0082316398620605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724244117736816" calcext:value-type="float">
            <text:p>0.0072424411773681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688982009887695" calcext:value-type="float">
            <text:p>0.0068898200988769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45223140716553" calcext:value-type="float">
            <text:p>0.014522314071655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0778055191040039" calcext:value-type="float">
            <text:p>0.00778055191040039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521564483642578" calcext:value-type="float">
            <text:p>0.0052156448364257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36749744415283" calcext:value-type="float">
            <text:p>0.013674974441528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01392269134521" calcext:value-type="float">
            <text:p>0.010139226913452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593996047973633" calcext:value-type="float">
            <text:p>0.0059399604797363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436043739318848" calcext:value-type="float">
            <text:p>0.0043604373931884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.120260280044073" calcext:value-type="float">
            <text:p>0.120260280044073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0250959396362305" calcext:value-type="float">
            <text:p>0.0250959396362305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0.0809810291200024" calcext:value-type="float">
            <text:p>0.0809810291200024</text:p>
          </table:table-cell>
          <table:table-cell table:style-name="ce2" table:formula="of:=IF([.J49]=&quot;&quot;;&quot;&quot;;[.J49]/[.B49])" office:value-type="float" office:value="2.06167447736071" calcext:value-type="float">
            <text:p>2.06167447736071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58739185333252" calcext:value-type="float">
            <text:p>0.005873918533325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702381134033203" calcext:value-type="float">
            <text:p>0.0070238113403320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08978748321533" calcext:value-type="float">
            <text:p>0.010897874832153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.0570429867615424" calcext:value-type="float">
            <text:p>0.0570429867615424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0115048885345459" calcext:value-type="float">
            <text:p>0.011504888534545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0250351408618462" calcext:value-type="float">
            <text:p>0.0250351408618462</text:p>
          </table:table-cell>
          <table:table-cell table:style-name="ce2" table:formula="of:=IF([.J53]=&quot;&quot;;&quot;&quot;;[.J53]/[.B53])" office:value-type="float" office:value="0.782156379417081" calcext:value-type="float">
            <text:p>0.782156379417081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46512985229492" calcext:value-type="float">
            <text:p>0.014651298522949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909852981567383" calcext:value-type="float">
            <text:p>0.0090985298156738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096890926361084" calcext:value-type="float">
            <text:p>0.009689092636108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28734111785889" calcext:value-type="float">
            <text:p>0.012873411178588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76472663879395" calcext:value-type="float">
            <text:p>0.017647266387939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347805023193359" calcext:value-type="float">
            <text:p>0.0034780502319335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703787803649902" calcext:value-type="float">
            <text:p>0.0070378780364990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462961196899414" calcext:value-type="float">
            <text:p>0.0046296119689941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570535659790039" calcext:value-type="float">
            <text:p>0.0057053565979003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392341613769531" calcext:value-type="float">
            <text:p>0.0039234161376953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.872220239183575" calcext:value-type="float">
            <text:p>0.872220239183575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0.0142009258270264" calcext:value-type="float">
            <text:p>0.0142009258270264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836921798661583" calcext:value-type="float">
            <text:p>0.836921798661583</text:p>
          </table:table-cell>
          <table:table-cell table:style-name="ce2" table:formula="of:=IF([.J64]=&quot;&quot;;&quot;&quot;;[.J64]/[.B64])" office:value-type="float" office:value="23.7098802747436" calcext:value-type="float">
            <text:p>23.7098802747436</text:p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09367370605469" calcext:value-type="float">
            <text:p>0.010936737060546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0829076766967773" calcext:value-type="float">
            <text:p>0.0082907676696777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.135177098939386" calcext:value-type="float">
            <text:p>0.135177098939386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0.0262234210968018" calcext:value-type="float">
            <text:p>0.026223421096801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.104156913560013" calcext:value-type="float">
            <text:p>0.104156913560013</text:p>
          </table:table-cell>
          <table:table-cell table:style-name="ce2" table:formula="of:=IF([.J67]=&quot;&quot;;&quot;&quot;;[.J67]/[.B67])" office:value-type="float" office:value="3.35771409120187" calcext:value-type="float">
            <text:p>3.35771409120187</text:p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31518352395794" calcext:value-type="float">
            <text:p>0.031518352395794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00775313377380371" calcext:value-type="float">
            <text:p>0.0077531337738037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0.0109045768274033" calcext:value-type="float">
            <text:p>0.0109045768274033</text:p>
          </table:table-cell>
          <table:table-cell table:style-name="ce2" table:formula="of:=IF([.J68]=&quot;&quot;;&quot;&quot;;[.J68]/[.B68])" office:value-type="float" office:value="0.528994642016208" calcext:value-type="float">
            <text:p>0.52899464201620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26388072967529" calcext:value-type="float">
            <text:p>0.012638807296752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.0935438469485004" calcext:value-type="float">
            <text:p>0.0935438469485004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0148894786834717" calcext:value-type="float">
            <text:p>0.014889478683471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0.0632103131958149" calcext:value-type="float">
            <text:p>0.0632103131958149</text:p>
          </table:table-cell>
          <table:table-cell table:style-name="ce2" table:formula="of:=IF([.J70]=&quot;&quot;;&quot;&quot;;[.J70]/[.B70])" office:value-type="float" office:value="2.08384271055195" calcext:value-type="float">
            <text:p>2.08384271055195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57596969604492" calcext:value-type="float">
            <text:p>0.025759696960449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819492340087891" calcext:value-type="float">
            <text:p>0.0081949234008789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520086288452148" calcext:value-type="float">
            <text:p>0.0052008628845214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712180137634277" calcext:value-type="float">
            <text:p>0.0071218013763427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628018379211426" calcext:value-type="float">
            <text:p>0.0062801837921142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772571563720703" calcext:value-type="float">
            <text:p>0.0077257156372070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342917442321777" calcext:value-type="float">
            <text:p>0.0034291744232177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735044479370117" calcext:value-type="float">
            <text:p>0.0073504447937011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55782699584961" calcext:value-type="float">
            <text:p>0.015578269958496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04303359985352" calcext:value-type="float">
            <text:p>0.0104303359985352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3380765914917" calcext:value-type="float">
            <text:p>0.01338076591491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.129269922976705" calcext:value-type="float">
            <text:p>0.129269922976705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0241787433624268" calcext:value-type="float">
            <text:p>0.024178743362426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101834974098021" calcext:value-type="float">
            <text:p>0.101834974098021</text:p>
          </table:table-cell>
          <table:table-cell table:style-name="ce2" table:formula="of:=IF([.J82]=&quot;&quot;;&quot;&quot;;[.J82]/[.B82])" office:value-type="float" office:value="3.71187037921342" calcext:value-type="float">
            <text:p>3.71187037921342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.0813809093277974" calcext:value-type="float">
            <text:p>0.0813809093277974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0.022369384765625" calcext:value-type="float">
            <text:p>0.022369384765625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style-name="ce2" table:formula="of:=IF([.D83]&gt;0;[.D83]-[.B83];&quot;&quot;)" office:value-type="float" office:value="0.0661400102240111" calcext:value-type="float">
            <text:p>0.0661400102240111</text:p>
          </table:table-cell>
          <table:table-cell table:style-name="ce2" table:formula="of:=IF([.J83]=&quot;&quot;;&quot;&quot;;[.J83]/[.B83])" office:value-type="float" office:value="4.33963966125724" calcext:value-type="float">
            <text:p>4.33963966125724</text:p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540471076965332" calcext:value-type="float">
            <text:p>0.0054047107696533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495052337646484" calcext:value-type="float">
            <text:p>0.0049505233764648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520920753479004" calcext:value-type="float">
            <text:p>0.0052092075347900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373578071594238" calcext:value-type="float">
            <text:p>0.0037357807159423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2519359588623" calcext:value-type="float">
            <text:p>0.0012519359588623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456953048706055" calcext:value-type="float">
            <text:p>0.0045695304870605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440168380737305" calcext:value-type="float">
            <text:p>0.0044016838073730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307703018188477" calcext:value-type="float">
            <text:p>0.0030770301818847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973916053771973" calcext:value-type="float">
            <text:p>0.0097391605377197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394606590270996" calcext:value-type="float">
            <text:p>0.0039460659027099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376081466674805" calcext:value-type="float">
            <text:p>0.0037608146667480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650310516357422" calcext:value-type="float">
            <text:p>0.00650310516357422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564694404602051" calcext:value-type="float">
            <text:p>0.0056469440460205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.0865663053981641" calcext:value-type="float">
            <text:p>0.0865663053981641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0141663551330566" calcext:value-type="float">
            <text:p>0.014166355133056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.0538279876975593" calcext:value-type="float">
            <text:p>0.0538279876975593</text:p>
          </table:table-cell>
          <table:table-cell table:style-name="ce2" table:formula="of:=IF([.J97]=&quot;&quot;;&quot;&quot;;[.J97]/[.B97])" office:value-type="float" office:value="1.6441891788644" calcext:value-type="float">
            <text:p>1.6441891788644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729823112487793" calcext:value-type="float">
            <text:p>0.0072982311248779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171318054199219" calcext:value-type="float">
            <text:p>0.017131805419921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0971484184265137" calcext:value-type="float">
            <text:p>0.0097148418426513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47523880004883" calcext:value-type="float">
            <text:p>0.014752388000488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6768684387207" calcext:value-type="float">
            <text:p>0.02676868438720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404810905456543" calcext:value-type="float">
            <text:p>0.0404810905456543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1688842773438" calcext:value-type="float">
            <text:p>0.012168884277343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12318992614746" calcext:value-type="float">
            <text:p>0.011231899261474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36194133758545" calcext:value-type="float">
            <text:p>0.023619413375854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191893577575684" calcext:value-type="float">
            <text:p>0.01918935775756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27911567687988" calcext:value-type="float">
            <text:p>0.0127911567687988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.0415190101164912" calcext:value-type="float">
            <text:p>0.0415190101164912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0.0237605571746826" calcext:value-type="float">
            <text:p>0.0237605571746826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321008447316812" calcext:value-type="float">
            <text:p>0.0321008447316812</text:p>
          </table:table-cell>
          <table:table-cell table:style-name="ce2" table:formula="of:=IF([.J9]=&quot;&quot;;&quot;&quot;;[.J9]/[.B9])" office:value-type="float" office:value="3.40839679705081" calcext:value-type="float">
            <text:p>3.40839679705081</text:p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95987224578857" calcext:value-type="float">
            <text:p>0.019598722457885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237815380096436" calcext:value-type="float">
            <text:p>0.023781538009643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941109657287598" calcext:value-type="float">
            <text:p>0.0094110965728759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.120574476486338" calcext:value-type="float">
            <text:p>0.120574476486338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0.0791213512420654" calcext:value-type="float">
            <text:p>0.079121351242065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ce2" table:formula="of:=IF([.D13]&gt;0;[.D13]-[.B13];&quot;&quot;)" office:value-type="float" office:value="0.107520433847592" calcext:value-type="float">
            <text:p>0.107520433847592</text:p>
          </table:table-cell>
          <table:table-cell table:style-name="ce2" table:formula="of:=IF([.J13]=&quot;&quot;;&quot;&quot;;[.J13]/[.B13])" office:value-type="float" office:value="8.2365621764143" calcext:value-type="float">
            <text:p>8.2365621764143</text:p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.067747952526387" calcext:value-type="float">
            <text:p>0.067747952526387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0.0490262508392334" calcext:value-type="float">
            <text:p>0.049026250839233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578240106542122" calcext:value-type="float">
            <text:p>0.0578240106542122</text:p>
          </table:table-cell>
          <table:table-cell table:style-name="ce2" table:formula="of:=IF([.J14]=&quot;&quot;;&quot;&quot;;[.J14]/[.B14])" office:value-type="float" office:value="5.82671799160187" calcext:value-type="float">
            <text:p>5.82671799160187</text:p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45494842529297" calcext:value-type="float">
            <text:p>0.0245494842529297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913095474243164" calcext:value-type="float">
            <text:p>0.00913095474243164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52983665466309" calcext:value-type="float">
            <text:p>0.015298366546630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35128498077393" calcext:value-type="float">
            <text:p>0.013512849807739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3577938079834" calcext:value-type="float">
            <text:p>0.01357793807983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812673568725586" calcext:value-type="float">
            <text:p>0.0081267356872558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183708667755127" calcext:value-type="float">
            <text:p>0.018370866775512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21662616729736" calcext:value-type="float">
            <text:p>0.012166261672973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.0389734431568247" calcext:value-type="float">
            <text:p>0.0389734431568247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0.0233418941497803" calcext:value-type="float">
            <text:p>0.023341894149780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282470567047901" calcext:value-type="float">
            <text:p>0.0282470567047901</text:p>
          </table:table-cell>
          <table:table-cell table:style-name="ce2" table:formula="of:=IF([.J23]=&quot;&quot;;&quot;&quot;;[.J23]/[.B23])" office:value-type="float" office:value="2.63341777131591" calcext:value-type="float">
            <text:p>2.63341777131591</text:p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82812213897705" calcext:value-type="float">
            <text:p>0.018281221389770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56083011627197" calcext:value-type="float">
            <text:p>0.025608301162719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.0988273482080148" calcext:value-type="float">
            <text:p>0.0988273482080148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0.0598347187042236" calcext:value-type="float">
            <text:p>0.059834718704223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809912786262587" calcext:value-type="float">
            <text:p>0.0809912786262587</text:p>
          </table:table-cell>
          <table:table-cell table:style-name="ce2" table:formula="of:=IF([.J26]=&quot;&quot;;&quot;&quot;;[.J26]/[.B26])" office:value-type="float" office:value="4.54087029964841" calcext:value-type="float">
            <text:p>4.54087029964841</text:p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766706466674805" calcext:value-type="float">
            <text:p>0.0076670646667480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43492221832275" calcext:value-type="float">
            <text:p>0.014349222183227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76393508911133" calcext:value-type="float">
            <text:p>0.0067639350891113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701403617858887" calcext:value-type="float">
            <text:p>0.0070140361785888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630450248718262" calcext:value-type="float">
            <text:p>0.0063045024871826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35197639465332" calcext:value-type="float">
            <text:p>0.013519763946533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52714252471924" calcext:value-type="float">
            <text:p>0.015271425247192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324842929840088" calcext:value-type="float">
            <text:p>0.032484292984008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.0757575730118655" calcext:value-type="float">
            <text:p>0.0757575730118655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0.0451743602752686" calcext:value-type="float">
            <text:p>0.0451743602752686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.0585289022940095" calcext:value-type="float">
            <text:p>0.0585289022940095</text:p>
          </table:table-cell>
          <table:table-cell table:style-name="ce2" table:formula="of:=IF([.J35]=&quot;&quot;;&quot;&quot;;[.J35]/[.B35])" office:value-type="float" office:value="3.39718038916082" calcext:value-type="float">
            <text:p>3.39718038916082</text:p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.0560887409950985" calcext:value-type="float">
            <text:p>0.0560887409950985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0.0306649208068848" calcext:value-type="float">
            <text:p>0.030664920806884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43995404402626" calcext:value-type="float">
            <text:p>0.043995404402626</text:p>
          </table:table-cell>
          <table:table-cell table:style-name="ce2" table:formula="of:=IF([.J36]=&quot;&quot;;&quot;&quot;;[.J36]/[.B36])" office:value-type="float" office:value="3.63798725572648" calcext:value-type="float">
            <text:p>3.63798725572648</text:p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57718658447266" calcext:value-type="float">
            <text:p>0.015771865844726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39973163604736" calcext:value-type="float">
            <text:p>0.013997316360473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.065664017490539" calcext:value-type="float">
            <text:p>0.065664017490539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0.0380747318267822" calcext:value-type="float">
            <text:p>0.0380747318267822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.0487900315273284" calcext:value-type="float">
            <text:p>0.0487900315273284</text:p>
          </table:table-cell>
          <table:table-cell table:style-name="ce2" table:formula="of:=IF([.J39]=&quot;&quot;;&quot;&quot;;[.J39]/[.B39])" office:value-type="float" office:value="2.8914348769581" calcext:value-type="float">
            <text:p>2.8914348769581</text:p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298714637756348" calcext:value-type="float">
            <text:p>0.0298714637756348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34053039550781" calcext:value-type="float">
            <text:p>0.0334053039550781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98585891723633" calcext:value-type="float">
            <text:p>0.029858589172363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.0391415995666206" calcext:value-type="float">
            <text:p>0.0391415995666206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0.0205059051513672" calcext:value-type="float">
            <text:p>0.0205059051513672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11907257662061" calcext:value-type="float">
            <text:p>0.0211907257662061</text:p>
          </table:table-cell>
          <table:table-cell table:style-name="ce2" table:formula="of:=IF([.J43]=&quot;&quot;;&quot;&quot;;[.J43]/[.B43])" office:value-type="float" office:value="1.18048435980408" calcext:value-type="float">
            <text:p>1.18048435980408</text:p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23519706726074" calcext:value-type="float">
            <text:p>0.032351970672607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852870941162109" calcext:value-type="float">
            <text:p>0.0085287094116210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87737941741943" calcext:value-type="float">
            <text:p>0.018773794174194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536704063415527" calcext:value-type="float">
            <text:p>0.0053670406341552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09372138977051" calcext:value-type="float">
            <text:p>0.010937213897705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44588947296143" calcext:value-type="float">
            <text:p>0.014458894729614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378358364105225" calcext:value-type="float">
            <text:p>0.037835836410522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306930541992188" calcext:value-type="float">
            <text:p>0.030693054199218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57360935211182" calcext:value-type="float">
            <text:p>0.025736093521118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19719409942627" calcext:value-type="float">
            <text:p>0.021971940994262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5376091003418" calcext:value-type="float">
            <text:p>0.01537609100341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62105560302734" calcext:value-type="float">
            <text:p>0.0162105560302734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46031379699707" calcext:value-type="float">
            <text:p>0.014603137969970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22401714324951" calcext:value-type="float">
            <text:p>0.012240171432495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333762168884277" calcext:value-type="float">
            <text:p>0.0033376216888427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61488151550293" calcext:value-type="float">
            <text:p>0.006148815155029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0846362113952637" calcext:value-type="float">
            <text:p>0.0084636211395263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50229835510254" calcext:value-type="float">
            <text:p>0.025022983551025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705885887145996" calcext:value-type="float">
            <text:p>0.0070588588714599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612092018127441" calcext:value-type="float">
            <text:p>0.0061209201812744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242266654968262" calcext:value-type="float">
            <text:p>0.0242266654968262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26149654388428" calcext:value-type="float">
            <text:p>0.0126149654388428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59041786193848" calcext:value-type="float">
            <text:p>0.025904178619384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.0607888376987706" calcext:value-type="float">
            <text:p>0.0607888376987706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0.029224157333374" calcext:value-type="float">
            <text:p>0.029224157333374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.0422185219357866" calcext:value-type="float">
            <text:p>0.0422185219357866</text:p>
          </table:table-cell>
          <table:table-cell table:style-name="ce2" table:formula="of:=IF([.J67]=&quot;&quot;;&quot;&quot;;[.J67]/[.B67])" office:value-type="float" office:value="2.2734412529452" calcext:value-type="float">
            <text:p>2.2734412529452</text:p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15299034118652" calcext:value-type="float">
            <text:p>0.031529903411865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678920745849609" calcext:value-type="float">
            <text:p>0.0067892074584960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68793201446533" calcext:value-type="float">
            <text:p>0.016879320144653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205800533294678" calcext:value-type="float">
            <text:p>0.020580053329467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0959444046020508" calcext:value-type="float">
            <text:p>0.0095944404602050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174241065979004" calcext:value-type="float">
            <text:p>0.017424106597900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0922131538391113" calcext:value-type="float">
            <text:p>0.0092213153839111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326251983642578" calcext:value-type="float">
            <text:p>0.032625198364257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0893020629882813" calcext:value-type="float">
            <text:p>0.0089302062988281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569915771484375" calcext:value-type="float">
            <text:p>0.00569915771484375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49338245391846" calcext:value-type="float">
            <text:p>0.014933824539184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649333000183106" calcext:value-type="float">
            <text:p>0.0064933300018310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023268699646" calcext:value-type="float">
            <text:p>0.0102326869964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13942623138428" calcext:value-type="float">
            <text:p>0.011394262313842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669622421264648" calcext:value-type="float">
            <text:p>0.0066962242126464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540351867675781" calcext:value-type="float">
            <text:p>0.0054035186767578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204567909240723" calcext:value-type="float">
            <text:p>0.020456790924072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107390880584717" calcext:value-type="float">
            <text:p>0.010739088058471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291030406951904" calcext:value-type="float">
            <text:p>0.029103040695190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.0744421036889501" calcext:value-type="float">
            <text:p>0.0744421036889501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0.0414648056030273" calcext:value-type="float">
            <text:p>0.041464805603027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597768764812551" calcext:value-type="float">
            <text:p>0.0597768764812551</text:p>
          </table:table-cell>
          <table:table-cell table:style-name="ce2" table:formula="of:=IF([.J87]=&quot;&quot;;&quot;&quot;;[.J87]/[.B87])" office:value-type="float" office:value="4.07609617189493" calcext:value-type="float">
            <text:p>4.07609617189493</text:p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319895744323731" calcext:value-type="float">
            <text:p>0.031989574432373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35986709594727" calcext:value-type="float">
            <text:p>0.0023598670959472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.0737835715433053" calcext:value-type="float">
            <text:p>0.0737835715433053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0.0430843830108643" calcext:value-type="float">
            <text:p>0.0430843830108643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style-name="ce2" table:formula="of:=IF([.D90]&gt;0;[.D90]-[.B90];&quot;&quot;)" office:value-type="float" office:value="0.058384589308372" calcext:value-type="float">
            <text:p>0.058384589308372</text:p>
          </table:table-cell>
          <table:table-cell table:style-name="ce2" table:formula="of:=IF([.J90]=&quot;&quot;;&quot;&quot;;[.J90]/[.B90])" office:value-type="float" office:value="3.79145767022991" calcext:value-type="float">
            <text:p>3.79145767022991</text:p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0968742370605469" calcext:value-type="float">
            <text:p>0.00968742370605469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211501121520996" calcext:value-type="float">
            <text:p>0.021150112152099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.0504172437966121" calcext:value-type="float">
            <text:p>0.0504172437966121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0.0267000198364258" calcext:value-type="float">
            <text:p>0.0267000198364258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style-name="ce2" table:formula="of:=IF([.D93]&gt;0;[.D93]-[.B93];&quot;&quot;)" office:value-type="float" office:value="0.0381064611803242" calcext:value-type="float">
            <text:p>0.0381064611803242</text:p>
          </table:table-cell>
          <table:table-cell table:style-name="ce2" table:formula="of:=IF([.J93]=&quot;&quot;;&quot;&quot;;[.J93]/[.B93])" office:value-type="float" office:value="3.095372761266" calcext:value-type="float">
            <text:p>3.095372761266</text:p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38876342773438" calcext:value-type="float">
            <text:p>0.023887634277343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52125358581543" calcext:value-type="float">
            <text:p>0.0152125358581543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609421730041504" calcext:value-type="float">
            <text:p>0.0060942173004150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280733108520508" calcext:value-type="float">
            <text:p>0.028073310852050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.0761431737129028" calcext:value-type="float">
            <text:p>0.0761431737129028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588641166687012" calcext:value-type="float">
            <text:p>0.058864116668701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style-name="ce2" table:formula="of:=IF([.D98]&gt;0;[.D98]-[.B98];&quot;&quot;)" office:value-type="float" office:value="0.0557154565186535" calcext:value-type="float">
            <text:p>0.0557154565186535</text:p>
          </table:table-cell>
          <table:table-cell table:style-name="ce2" table:formula="of:=IF([.J98]=&quot;&quot;;&quot;&quot;;[.J98]/[.B98])" office:value-type="float" office:value="2.72744408926604" calcext:value-type="float">
            <text:p>2.72744408926604</text:p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.0635285287879653" calcext:value-type="float">
            <text:p>0.0635285287879653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0.044175386428833" calcext:value-type="float">
            <text:p>0.04417538642883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style-name="ce2" table:formula="of:=IF([.D99]&gt;0;[.D99]-[.B99];&quot;&quot;)" office:value-type="float" office:value="0.0399050596997115" calcext:value-type="float">
            <text:p>0.0399050596997115</text:p>
          </table:table-cell>
          <table:table-cell table:style-name="ce2" table:formula="of:=IF([.J99]=&quot;&quot;;&quot;&quot;;[.J99]/[.B99])" office:value-type="float" office:value="1.68921251788346" calcext:value-type="float">
            <text:p>1.68921251788346</text:p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184590816497803" calcext:value-type="float">
            <text:p>0.018459081649780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8108606338501" calcext:value-type="float">
            <text:p>0.018108606338501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11873149871826" calcext:value-type="float">
            <text:p>0.0111873149871826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23844146728516" calcext:value-type="float">
            <text:p>0.012384414672851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04048156738281" calcext:value-type="float">
            <text:p>0.0204048156738281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29971504211426" calcext:value-type="float">
            <text:p>0.012997150421142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727367401123047" calcext:value-type="float">
            <text:p>0.0072736740112304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70397758483887" calcext:value-type="float">
            <text:p>0.00170397758483887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980448722839356" calcext:value-type="float">
            <text:p>0.0098044872283935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44293308258057" calcext:value-type="float">
            <text:p>0.014429330825805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44429206848145" calcext:value-type="float">
            <text:p>0.014442920684814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54731178283691" calcext:value-type="float">
            <text:p>0.0254731178283691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.045335438072188" calcext:value-type="float">
            <text:p>0.045335438072188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0.0590939521789551" calcext:value-type="float">
            <text:p>0.0590939521789551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Default" table:formula="of:=IF([.D12]&gt;0;[.D12]-[.B12];&quot;&quot;)" office:value-type="float" office:value="0.0361280962192284" calcext:value-type="float">
            <text:p>0.0361280962192284</text:p>
          </table:table-cell>
          <table:table-cell table:style-name="Default" table:formula="of:=IF([.J12]=&quot;&quot;;&quot;&quot;;[.J12]/[.B12])" office:value-type="float" office:value="3.92383565161269" calcext:value-type="float">
            <text:p>3.92383565161269</text:p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327680110931397" calcext:value-type="float">
            <text:p>0.032768011093139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.0562059435496919" calcext:value-type="float">
            <text:p>0.0562059435496919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0.0572385787963867" calcext:value-type="float">
            <text:p>0.057238578796386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Default" table:formula="of:=IF([.D14]&gt;0;[.D14]-[.B14];&quot;&quot;)" office:value-type="float" office:value="0.0493132324783312" calcext:value-type="float">
            <text:p>0.0493132324783312</text:p>
          </table:table-cell>
          <table:table-cell table:style-name="Default" table:formula="of:=IF([.J14]=&quot;&quot;;&quot;&quot;;[.J14]/[.B14])" office:value-type="float" office:value="7.15440295810865" calcext:value-type="float">
            <text:p>7.15440295810865</text:p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00364685058594" calcext:value-type="float">
            <text:p>0.010036468505859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971651077270508" calcext:value-type="float">
            <text:p>0.0097165107727050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.109225904425624" calcext:value-type="float">
            <text:p>0.109225904425624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0.123132705688477" calcext:value-type="float">
            <text:p>0.12313270568847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101449765609864" calcext:value-type="float">
            <text:p>0.101449765609864</text:p>
          </table:table-cell>
          <table:table-cell table:formula="of:=IF([.J17]=&quot;&quot;;&quot;&quot;;[.J17]/[.B17])" office:value-type="float" office:value="13.0462904551363" calcext:value-type="float">
            <text:p>13.0462904551363</text:p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.0254465835738448" calcext:value-type="float">
            <text:p>0.0254465835738448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0.0273454189300537" calcext:value-type="float">
            <text:p>0.027345418930053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Default" table:formula="of:=IF([.D18]&gt;0;[.D18]-[.B18];&quot;&quot;)" office:value-type="float" office:value="0.0179583090009748" calcext:value-type="float">
            <text:p>0.0179583090009748</text:p>
          </table:table-cell>
          <table:table-cell table:style-name="Default" table:formula="of:=IF([.J18]=&quot;&quot;;&quot;&quot;;[.J18]/[.B18])" office:value-type="float" office:value="2.39819050786918" calcext:value-type="float">
            <text:p>2.39819050786918</text:p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.0461297168200934" calcext:value-type="float">
            <text:p>0.0461297168200934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0.0661094188690186" calcext:value-type="float">
            <text:p>0.066109418869018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358343909801649" calcext:value-type="float">
            <text:p>0.0358343909801649</text:p>
          </table:table-cell>
          <table:table-cell table:formula="of:=IF([.J19]=&quot;&quot;;&quot;&quot;;[.J19]/[.B19])" office:value-type="float" office:value="3.4806466096671" calcext:value-type="float">
            <text:p>3.4806466096671</text:p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215854644775391" calcext:value-type="float">
            <text:p>0.021585464477539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48661041259766" calcext:value-type="float">
            <text:p>0.024866104125976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31955146789551" calcext:value-type="float">
            <text:p>0.013195514678955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02741527557373" calcext:value-type="float">
            <text:p>0.030274152755737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30448246002197" calcext:value-type="float">
            <text:p>0.0230448246002197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300991535186768" calcext:value-type="float">
            <text:p>0.0300991535186768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210883617401123" calcext:value-type="float">
            <text:p>0.021088361740112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211749076843262" calcext:value-type="float">
            <text:p>0.021174907684326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0824356079101563" calcext:value-type="float">
            <text:p>0.0082435607910156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167510509490967" calcext:value-type="float">
            <text:p>0.016751050949096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68373489379883" calcext:value-type="float">
            <text:p>0.026837348937988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.0253633773065625" calcext:value-type="float">
            <text:p>0.0253633773065625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0.0269417762756348" calcext:value-type="float">
            <text:p>0.026941776275634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Default" table:formula="of:=IF([.D31]&gt;0;[.D31]-[.B31];&quot;&quot;)" office:value-type="float" office:value="0.0146701639966467" calcext:value-type="float">
            <text:p>0.0146701639966467</text:p>
          </table:table-cell>
          <table:table-cell table:style-name="Default" table:formula="of:=IF([.J31]=&quot;&quot;;&quot;&quot;;[.J31]/[.B31])" office:value-type="float" office:value="1.37191352790494" calcext:value-type="float">
            <text:p>1.37191352790494</text:p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.0182224144305907" calcext:value-type="float">
            <text:p>0.0182224144305907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0.0320405960083008" calcext:value-type="float">
            <text:p>0.0320405960083008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Default" table:formula="of:=IF([.D32]&gt;0;[.D32]-[.B32];&quot;&quot;)" office:value-type="float" office:value="0.0129432411259276" calcext:value-type="float">
            <text:p>0.0129432411259276</text:p>
          </table:table-cell>
          <table:table-cell table:style-name="Default" table:formula="of:=IF([.J32]=&quot;&quot;;&quot;&quot;;[.J32]/[.B32])" office:value-type="float" office:value="2.45175529935621" calcext:value-type="float">
            <text:p>2.45175529935621</text:p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778532028198242" calcext:value-type="float">
            <text:p>0.0077853202819824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.0283333755987305" calcext:value-type="float">
            <text:p>0.0283333755987305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0.0369863510131836" calcext:value-type="float">
            <text:p>0.036986351013183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Default" table:formula="of:=IF([.D34]&gt;0;[.D34]-[.B34];&quot;&quot;)" office:value-type="float" office:value="0.0176582058956624" calcext:value-type="float">
            <text:p>0.0176582058956624</text:p>
          </table:table-cell>
          <table:table-cell table:style-name="Default" table:formula="of:=IF([.J34]=&quot;&quot;;&quot;&quot;;[.J34]/[.B34])" office:value-type="float" office:value="1.65413819047647" calcext:value-type="float">
            <text:p>1.65413819047647</text:p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.0281303959998565" calcext:value-type="float">
            <text:p>0.0281303959998565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0.0320620536804199" calcext:value-type="float">
            <text:p>0.032062053680419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Default" table:formula="of:=IF([.D35]&gt;0;[.D35]-[.B35];&quot;&quot;)" office:value-type="float" office:value="0.0205366083715843" calcext:value-type="float">
            <text:p>0.0205366083715843</text:p>
          </table:table-cell>
          <table:table-cell table:style-name="Default" table:formula="of:=IF([.J35]=&quot;&quot;;&quot;&quot;;[.J35]/[.B35])" office:value-type="float" office:value="2.70439593215977" calcext:value-type="float">
            <text:p>2.70439593215977</text:p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.0547916697250697" calcext:value-type="float">
            <text:p>0.0547916697250697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0.0654685497283936" calcext:value-type="float">
            <text:p>0.065468549728393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Default" table:formula="of:=IF([.D36]&gt;0;[.D36]-[.B36];&quot;&quot;)" office:value-type="float" office:value="0.0461427550100279" calcext:value-type="float">
            <text:p>0.0461427550100279</text:p>
          </table:table-cell>
          <table:table-cell table:style-name="Default" table:formula="of:=IF([.J36]=&quot;&quot;;&quot;&quot;;[.J36]/[.B36])" office:value-type="float" office:value="5.33509191965767" calcext:value-type="float">
            <text:p>5.33509191965767</text:p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.0222947058144459" calcext:value-type="float">
            <text:p>0.0222947058144459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0.0305294990539551" calcext:value-type="float">
            <text:p>0.030529499053955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Default" table:formula="of:=IF([.D37]&gt;0;[.D37]-[.B37];&quot;&quot;)" office:value-type="float" office:value="0.0139554374615609" calcext:value-type="float">
            <text:p>0.0139554374615609</text:p>
          </table:table-cell>
          <table:table-cell table:style-name="Default" table:formula="of:=IF([.J37]=&quot;&quot;;&quot;&quot;;[.J37]/[.B37])" office:value-type="float" office:value="1.67346065278412" calcext:value-type="float">
            <text:p>1.67346065278412</text:p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.0779782734078235" calcext:value-type="float">
            <text:p>0.0779782734078235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0.0833373069763184" calcext:value-type="float">
            <text:p>0.083337306976318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Default" table:formula="of:=IF([.D38]&gt;0;[.D38]-[.B38];&quot;&quot;)" office:value-type="float" office:value="0.0732529961774437" calcext:value-type="float">
            <text:p>0.0732529961774437</text:p>
          </table:table-cell>
          <table:table-cell table:style-name="Default" table:formula="of:=IF([.J38]=&quot;&quot;;&quot;&quot;;[.J38]/[.B38])" office:value-type="float" office:value="15.5023700422243" calcext:value-type="float">
            <text:p>15.5023700422243</text:p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39455795288086" calcext:value-type="float">
            <text:p>0.013945579528808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170590877532959" calcext:value-type="float">
            <text:p>0.017059087753295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0992608070373535" calcext:value-type="float">
            <text:p>0.0099260807037353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761604309082031" calcext:value-type="float">
            <text:p>0.00761604309082031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.0518923292326305" calcext:value-type="float">
            <text:p>0.0518923292326305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0.324265480041504" calcext:value-type="float">
            <text:p>0.32426548004150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Default" table:formula="of:=IF([.D43]&gt;0;[.D43]-[.B43];&quot;&quot;)" office:value-type="float" office:value="0.0442521197645059" calcext:value-type="float">
            <text:p>0.0442521197645059</text:p>
          </table:table-cell>
          <table:table-cell table:style-name="Default" table:formula="of:=IF([.J43]=&quot;&quot;;&quot;&quot;;[.J43]/[.B43])" office:value-type="float" office:value="5.79200347178024" calcext:value-type="float">
            <text:p>5.79200347178024</text:p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26888751983643" calcext:value-type="float">
            <text:p>0.012688875198364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660920143127441" calcext:value-type="float">
            <text:p>0.0066092014312744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253045558929443" calcext:value-type="float">
            <text:p>0.025304555892944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2763500213623" calcext:value-type="float">
            <text:p>0.01276350021362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105712413787842" calcext:value-type="float">
            <text:p>0.010571241378784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.0307644901758972" calcext:value-type="float">
            <text:p>0.0307644901758972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0.0355618000030518" calcext:value-type="float">
            <text:p>0.035561800003051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Default" table:formula="of:=IF([.D49]&gt;0;[.D49]-[.B49];&quot;&quot;)" office:value-type="float" office:value="0.0238402460168795" calcext:value-type="float">
            <text:p>0.0238402460168795</text:p>
          </table:table-cell>
          <table:table-cell table:style-name="Default" table:formula="of:=IF([.J49]=&quot;&quot;;&quot;&quot;;[.J49]/[.B49])" office:value-type="float" office:value="3.44301059716842" calcext:value-type="float">
            <text:p>3.44301059716842</text:p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67536735534668" calcext:value-type="float">
            <text:p>0.0016753673553466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.00853547567177848" calcext:value-type="float">
            <text:p>0.00853547567177848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0.0158522129058838" calcext:value-type="float">
            <text:p>0.015852212905883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0328831592686962" calcext:value-type="float">
            <text:p>0.00328831592686962</text:p>
          </table:table-cell>
          <table:table-cell table:formula="of:=IF([.J51]=&quot;&quot;;&quot;&quot;;[.J51]/[.B51])" office:value-type="float" office:value="0.626684927986072" calcext:value-type="float">
            <text:p>0.626684927986072</text:p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04842090606689" calcext:value-type="float">
            <text:p>0.0204842090606689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.032689101235162" calcext:value-type="float">
            <text:p>0.032689101235162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0.0480012893676758" calcext:value-type="float">
            <text:p>0.0480012893676758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259640463504254" calcext:value-type="float">
            <text:p>0.0259640463504254</text:p>
          </table:table-cell>
          <table:table-cell table:formula="of:=IF([.J53]=&quot;&quot;;&quot;&quot;;[.J53]/[.B53])" office:value-type="float" office:value="3.86079322703434" calcext:value-type="float">
            <text:p>3.86079322703434</text:p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07791423797607" calcext:value-type="float">
            <text:p>0.010779142379760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176031589508057" calcext:value-type="float">
            <text:p>0.017603158950805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.0268904347042201" calcext:value-type="float">
            <text:p>0.0268904347042201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0.0296599864959717" calcext:value-type="float">
            <text:p>0.029659986495971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0436810019781" calcext:value-type="float">
            <text:p>0.0190436810019781</text:p>
          </table:table-cell>
          <table:table-cell table:formula="of:=IF([.J56]=&quot;&quot;;&quot;&quot;;[.J56]/[.B56])" office:value-type="float" office:value="2.42695026817735" calcext:value-type="float">
            <text:p>2.42695026817735</text:p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48985481262207" calcext:value-type="float">
            <text:p>0.004898548126220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.0440220241854724" calcext:value-type="float">
            <text:p>0.0440220241854724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0.0436077117919922" calcext:value-type="float">
            <text:p>0.043607711791992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337124462836269" calcext:value-type="float">
            <text:p>0.0337124462836269</text:p>
          </table:table-cell>
          <table:table-cell table:formula="of:=IF([.J58]=&quot;&quot;;&quot;&quot;;[.J58]/[.B58])" office:value-type="float" office:value="3.27001227446878" calcext:value-type="float">
            <text:p>3.27001227446878</text:p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757741928100586" calcext:value-type="float">
            <text:p>0.0075774192810058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36055946350098" calcext:value-type="float">
            <text:p>0.013605594635009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25179290771484" calcext:value-type="float">
            <text:p>0.012517929077148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188381671905518" calcext:value-type="float">
            <text:p>0.018838167190551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.0228024603617124" calcext:value-type="float">
            <text:p>0.0228024603617124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0.032217264175415" calcext:value-type="float">
            <text:p>0.03221726417541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159848815511077" calcext:value-type="float">
            <text:p>0.0159848815511077</text:p>
          </table:table-cell>
          <table:table-cell table:formula="of:=IF([.J63]=&quot;&quot;;&quot;&quot;;[.J63]/[.B63])" office:value-type="float" office:value="2.34465665820294" calcext:value-type="float">
            <text:p>2.34465665820294</text:p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62031650543213" calcext:value-type="float">
            <text:p>0.016203165054321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244994163513184" calcext:value-type="float">
            <text:p>0.024499416351318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0917744636535645" calcext:value-type="float">
            <text:p>0.0091774463653564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.0604396908225915" calcext:value-type="float">
            <text:p>0.0604396908225915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0.0744442939758301" calcext:value-type="float">
            <text:p>0.074444293975830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495598588590537" calcext:value-type="float">
            <text:p>0.0495598588590537</text:p>
          </table:table-cell>
          <table:table-cell table:formula="of:=IF([.J67]=&quot;&quot;;&quot;&quot;;[.J67]/[.B67])" office:value-type="float" office:value="4.55520443929156" calcext:value-type="float">
            <text:p>4.55520443929156</text:p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9791841506958" calcext:value-type="float">
            <text:p>0.01979184150695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47707462310791" calcext:value-type="float">
            <text:p>0.014770746231079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.0877660623313072" calcext:value-type="float">
            <text:p>0.0877660623313072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0.104704618453979" calcext:value-type="float">
            <text:p>0.10470461845397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799345744893057" calcext:value-type="float">
            <text:p>0.0799345744893057</text:p>
          </table:table-cell>
          <table:table-cell table:formula="of:=IF([.J70]=&quot;&quot;;&quot;&quot;;[.J70]/[.B70])" office:value-type="float" office:value="10.2068184362879" calcext:value-type="float">
            <text:p>10.2068184362879</text:p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241637229919434" calcext:value-type="float">
            <text:p>0.024163722991943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204780101776123" calcext:value-type="float">
            <text:p>0.020478010177612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324828624725342" calcext:value-type="float">
            <text:p>0.032482862472534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51271820068359" calcext:value-type="float">
            <text:p>0.015127182006835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659251213073731" calcext:value-type="float">
            <text:p>0.00659251213073731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02531909942627" calcext:value-type="float">
            <text:p>0.010253190994262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214502811431885" calcext:value-type="float">
            <text:p>0.0214502811431885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300962924957275" calcext:value-type="float">
            <text:p>0.030096292495727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21006965637207" calcext:value-type="float">
            <text:p>0.0121006965637207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.0209302707693018" calcext:value-type="float">
            <text:p>0.0209302707693018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0.0187363624572754" calcext:value-type="float">
            <text:p>0.018736362457275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129895217241979" calcext:value-type="float">
            <text:p>0.0129895217241979</text:p>
          </table:table-cell>
          <table:table-cell table:formula="of:=IF([.J80]=&quot;&quot;;&quot;&quot;;[.J80]/[.B80])" office:value-type="float" office:value="1.63580559597296" calcext:value-type="float">
            <text:p>1.63580559597296</text:p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217826366424561" calcext:value-type="float">
            <text:p>0.021782636642456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677204132080078" calcext:value-type="float">
            <text:p>0.00677204132080078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46234035491943" calcext:value-type="float">
            <text:p>0.014623403549194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.0325202944820403" calcext:value-type="float">
            <text:p>0.0325202944820403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0.0396006107330322" calcext:value-type="float">
            <text:p>0.039600610733032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.0248738423162046" calcext:value-type="float">
            <text:p>0.0248738423162046</text:p>
          </table:table-cell>
          <table:table-cell table:formula="of:=IF([.J84]=&quot;&quot;;&quot;&quot;;[.J84]/[.B84])" office:value-type="float" office:value="3.25299129279076" calcext:value-type="float">
            <text:p>3.25299129279076</text:p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553584098815918" calcext:value-type="float">
            <text:p>0.0055358409881591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52495002746582" calcext:value-type="float">
            <text:p>0.0052495002746582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773072242736816" calcext:value-type="float">
            <text:p>0.0077307224273681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27115249633789" calcext:value-type="float">
            <text:p>0.012711524963378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40311431884766" calcext:value-type="float">
            <text:p>0.0044031143188476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.0447874056720545" calcext:value-type="float">
            <text:p>0.0447874056720545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0.0676038265228272" calcext:value-type="float">
            <text:p>0.0676038265228272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8037557296827" calcext:value-type="float">
            <text:p>0.038037557296827</text:p>
          </table:table-cell>
          <table:table-cell table:formula="of:=IF([.J90]=&quot;&quot;;&quot;&quot;;[.J90]/[.B90])" office:value-type="float" office:value="5.63532025940433" calcext:value-type="float">
            <text:p>5.63532025940433</text:p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.0322291462069901" calcext:value-type="float">
            <text:p>0.0322291462069901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0.0460338592529297" calcext:value-type="float">
            <text:p>0.046033859252929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240436191773702" calcext:value-type="float">
            <text:p>0.0240436191773702</text:p>
          </table:table-cell>
          <table:table-cell table:formula="of:=IF([.J91]=&quot;&quot;;&quot;&quot;;[.J91]/[.B91])" office:value-type="float" office:value="2.93733306241205" calcext:value-type="float">
            <text:p>2.93733306241205</text:p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425336360931397" calcext:value-type="float">
            <text:p>0.042533636093139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398991107940674" calcext:value-type="float">
            <text:p>0.039899110794067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807714462280273" calcext:value-type="float">
            <text:p>0.0080771446228027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24518775939941" calcext:value-type="float">
            <text:p>0.0022451877593994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77209186553955" calcext:value-type="float">
            <text:p>0.037720918655395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.0292844228254457" calcext:value-type="float">
            <text:p>0.0292844228254457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0.0374243259429932" calcext:value-type="float">
            <text:p>0.037424325942993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193244731700077" calcext:value-type="float">
            <text:p>0.0193244731700077</text:p>
          </table:table-cell>
          <table:table-cell table:formula="of:=IF([.J97]=&quot;&quot;;&quot;&quot;;[.J97]/[.B97])" office:value-type="float" office:value="1.94021795677018" calcext:value-type="float">
            <text:p>1.94021795677018</text:p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05712413787842" calcext:value-type="float">
            <text:p>0.010571241378784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693440437316895" calcext:value-type="float">
            <text:p>0.0069344043731689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251636505126953" calcext:value-type="float">
            <text:p>0.025163650512695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18956565856934" calcext:value-type="float">
            <text:p>0.011895656585693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42086410522461" calcext:value-type="float">
            <text:p>0.242086410522461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268936395645142" calcext:value-type="float">
            <text:p>0.26893639564514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39378833770752" calcext:value-type="float">
            <text:p>0.39378833770752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560317516326904" calcext:value-type="float">
            <text:p>0.560317516326904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1.10103893280029" calcext:value-type="float">
            <text:p>1.1010389328002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1.62397360801697" calcext:value-type="float">
            <text:p>1.623973608016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03477350870768" calcext:value-type="float">
            <text:p>0.00403477350870768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448227326075236" calcext:value-type="float">
            <text:p>0.00448227326075236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656313896179199" calcext:value-type="float">
            <text:p>0.00656313896179199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933862527211507" calcext:value-type="float">
            <text:p>0.00933862527211507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83506488800049" calcext:value-type="float">
            <text:p>0.018350648880004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270662268002828" calcext:value-type="float">
            <text:p>0.02706622680028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37.8649458930623" calcext:value-type="float">
            <text:p>37.865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48.8427092489894" calcext:value-type="float">
            <text:p>48.843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135.020893800357" calcext:value-type="float">
            <text:p>135.021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100" calcext:value-type="float">
            <text:p>100</text:p>
          </table:table-cell>
          <table:table-cell table:style-name="ce1" table:formula="of:=AVERAGE([$results_1024.$K$2:.$K$51])*100" office:value-type="float" office:value="160.983936812002" calcext:value-type="float">
            <text:p>160.984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100" calcext:value-type="float">
            <text:p>100</text:p>
          </table:table-cell>
          <table:table-cell table:style-name="ce1" table:formula="of:=AVERAGE([$results_2048.$K$2:.$K$51])*100" office:value-type="float" office:value="191.824443516082" calcext:value-type="float">
            <text:p>191.824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100" calcext:value-type="float">
            <text:p>100</text:p>
          </table:table-cell>
          <table:table-cell table:formula="of:=AVERAGE([.C17:.C22])" office:value-type="float" office:value="98.7723540313774" calcext:value-type="float">
            <text:p>98.7723540313774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2:34:59.6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4T13:32:55.601000000</dc:date>
    <meta:editing-duration>PT5H33M24S</meta:editing-duration>
    <meta:editing-cycles>49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9:results_analysis.D15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03477350870768">
                <text:p>0.00403477350870768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448227326075236">
                <text:p>0.00448227326075236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656313896179199">
                <text:p>0.00656313896179199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933862527211507">
                <text:p>0.00933862527211507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83506488800049">
                <text:p>0.0183506488800049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270662268002828">
                <text:p>0.027066226800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20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203cm" svg:width="10.962cm" svg:height="9.068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7.8649458930623">
                <text:p>37.8649458930623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48.8427092489894">
                <text:p>48.8427092489894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35.020893800357">
                <text:p>135.020893800357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60.983936812002">
                <text:p>160.98393681200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191.824443516082">
                <text:p>191.8244435160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